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text" style:name="a1433df">
      <style:text-properties fo:background-color="#FFC000" fo:font-size="54.0pt" fo:font-weight="bold"/>
    </style:style>
    <style:style style:family="text" style:name="a1cf0cc">
      <style:text-properties fo:background-color="#FFC000" fo:font-size="54.0pt" fo:font-weight="bold"/>
    </style:style>
    <style:style style:family="table-cell" style:name="ad7035c">
      <style:table-cell-properties fo:border-bottom="0.02mm solid #000000" fo:border-left="0.02mm solid #000000" fo:border-right="0.02mm solid #000000" fo:border-top="0.02mm solid #000000"/>
    </style:style>
    <style:style style:family="table-cell" style:name="a0cecbe">
      <style:table-cell-properties fo:border-bottom="0.02mm solid #000000" fo:border-left="0.02mm solid #000000" fo:border-right="0.02mm solid #000000" fo:border-top="0.02mm solid #000000"/>
    </style:style>
    <style:style style:family="table-cell" style:name="aa317d9">
      <style:table-cell-properties fo:border-bottom="0.02mm solid #000000" fo:border-left="0.02mm solid #000000" fo:border-right="0.02mm solid #000000" fo:border-top="0.02mm solid #000000"/>
    </style:style>
    <style:style style:family="table-cell" style:name="afb9a51">
      <style:table-cell-properties fo:border-bottom="0.02mm solid #000000" fo:border-left="0.02mm solid #000000" fo:border-right="0.02mm solid #000000" fo:border-top="0.02mm solid #000000"/>
    </style:style>
    <style:style style:family="table-cell" style:name="a298a5a">
      <style:table-cell-properties fo:border-bottom="0.02mm solid #000000" fo:border-left="0.02mm solid #000000" fo:border-right="0.02mm solid #000000" fo:border-top="0.02mm solid #000000"/>
    </style:style>
    <style:style style:family="table-cell" style:name="afa91e4">
      <style:table-cell-properties fo:border-bottom="0.02mm solid #000000" fo:border-left="0.02mm solid #000000" fo:border-right="0.02mm solid #000000" fo:border-top="0.02mm solid #000000"/>
    </style:style>
    <style:style style:family="table-cell" style:name="a3399cc">
      <style:table-cell-properties fo:border-bottom="0.02mm solid #000000" fo:border-left="0.02mm solid #000000" fo:border-right="0.02mm solid #000000" fo:border-top="0.02mm solid #000000"/>
    </style:style>
    <style:style style:family="table-cell" style:name="a009f81">
      <style:table-cell-properties fo:border-bottom="0.02mm solid #000000" fo:border-left="0.02mm solid #000000" fo:border-right="0.02mm solid #000000" fo:border-top="0.02mm solid #000000"/>
    </style:style>
    <style:style style:family="table-cell" style:name="a180941">
      <style:table-cell-properties fo:border-bottom="0.02mm solid #000000" fo:border-left="0.02mm solid #000000" fo:border-right="0.02mm solid #000000" fo:border-top="0.02mm solid #000000"/>
    </style:style>
    <style:style style:family="text" style:name="a153cd6">
      <style:text-properties fo:background-color="#FF0000" fo:font-size="36.0pt" fo:font-style="italic" fo:font-weight="bold" style:text-underline-style="solid"/>
    </style:style>
    <style:style style:family="table-cell" style:name="a0932e3">
      <style:table-cell-properties fo:border-bottom="0.02mm solid #000000" fo:border-left="0.02mm solid #000000" fo:border-right="0.02mm solid #000000" fo:border-top="0.02mm solid #000000"/>
    </style:style>
    <style:style style:family="text" style:name="ae1bc55">
      <style:text-properties fo:font-weight="bold"/>
    </style:style>
    <style:style style:family="table-cell" style:name="a1aab2f">
      <style:table-cell-properties fo:border-bottom="0.02mm solid #000000" fo:border-left="0.02mm solid #000000" fo:border-right="0.02mm solid #000000" fo:border-top="0.02mm solid #000000"/>
    </style:style>
    <style:style style:family="text" style:name="ad8362d">
      <style:text-properties fo:font-weight="bold"/>
    </style:style>
    <style:style style:family="table-cell" style:name="a722d88">
      <style:table-cell-properties fo:border-bottom="0.02mm solid #000000" fo:border-left="0.02mm solid #000000" fo:border-right="0.02mm solid #000000" fo:border-top="0.02mm solid #000000"/>
    </style:style>
    <style:style style:family="text" style:name="aca133a">
      <style:text-properties fo:font-weight="bold"/>
    </style:style>
    <style:style style:family="table-cell" style:name="ae5142e">
      <style:table-cell-properties fo:border-bottom="0.02mm solid #000000" fo:border-left="0.02mm solid #000000" fo:border-right="0.02mm solid #000000" fo:border-top="0.02mm solid #000000"/>
    </style:style>
    <style:style style:family="text" style:name="a57a93a">
      <style:text-properties fo:background-color="#FFFF00" fo:font-weight="bold"/>
    </style:style>
    <style:style style:family="table-cell" style:name="a57131a">
      <style:table-cell-properties fo:border-bottom="0.02mm solid #000000" fo:border-left="0.02mm solid #000000" fo:border-right="0.02mm solid #000000" fo:border-top="0.02mm solid #000000"/>
    </style:style>
    <style:style style:family="text" style:name="a92fec6">
      <style:text-properties fo:font-weight="bold"/>
    </style:style>
    <style:style style:family="table-cell" style:name="a418e5c">
      <style:table-cell-properties fo:border-bottom="0.02mm solid #000000" fo:border-left="0.02mm solid #000000" fo:border-right="0.02mm solid #000000" fo:border-top="0.02mm solid #000000"/>
    </style:style>
    <style:style style:family="table-column" style:name="ac8bce5">
      <style:table-column-properties style:rel-column-width="1000*"/>
    </style:style>
    <style:style style:family="table" style:name="a81f1f6" style:parent-style-name="TableGrid">
      <style:table-properties style:rel-width="100%"/>
    </style:style>
    <style:style style:family="paragraph" style:name="af6cf47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ba2a53">
      <style:text-properties style:text-underline-style="none" xlink:href="http://www.eins.de"/>
    </style:style>
    <style:style style:family="text" style:name="add0a23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83f8f4" style:parent-style-name="Standard">
      <style:paragraph-properties fo:margin-left="7.5mm" fo:margin-right="0.0mm" fo:text-indent="-7.5mm"/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6cbec1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bd6c5e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9b0107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19c472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4d982e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paragraph" style:name="a6e01d0" style:parent-style-name="Standard">
      <style:paragraph-properties fo:margin-left="7.5mm" fo:margin-right="0.0mm" fo:text-indent="-7.5mm"/>
      <style:text-properties/>
    </style:style>
    <style:style style:family="text" style:name="aa77b64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</office:automatic-styles>
  <office:body>
    <office:text>
      <text:p text:style-name="a4d982e"/>
      <text:p text:style-name="a19c472"/>
      <text:p text:style-name="a9b0107"/>
      <text:p text:style-name="abd6c5e"/>
      <text:p text:style-name="a6cbec1"/>
      <text:p text:style-name="a6e01d0"><text:a xlink:href="http://www.eins.de"><text:span text:style-name="Hyperlink">Kapi</text:span><text:span text:style-name="Hyperlink">tel</text:span></text:a><text:a xlink:href="http://www.eins.de"><text:span text:style-name="aba2a53"><text:s/><text:s text:c="27"/></text:span></text:a><text:a xlink:href="http://www.zwei.de"><text:span text:style-name="Hyperlink">10</text:span></text:a></text:p>
      <text:p text:style-name="af6cf47"/>
      <text:p text:style-name="Standard"/>
      <table:table table:style-name="a81f1f6">
        <table:table-column table:number-columns-repeated="5" table:style-name="ac8bce5"/>
        <table:table-row>
          <table:table-cell table:style-name="a418e5c">
            <text:p><text:span text:style-name="a92fec6">Montag</text:span></text:p>
          </table:table-cell>
          <table:table-cell table:style-name="a57131a">
            <text:p><text:span text:style-name="a57a93a">Dienstag</text:span></text:p>
          </table:table-cell>
          <table:table-cell table:style-name="ae5142e">
            <text:p><text:span text:style-name="aca133a">Mittwoch</text:span></text:p>
          </table:table-cell>
          <table:table-cell table:style-name="a722d88">
            <text:p><text:span text:style-name="ad8362d">Donnerstag</text:span></text:p>
          </table:table-cell>
          <table:table-cell table:style-name="a1aab2f">
            <text:p><text:span text:style-name="ae1bc55">Freitag</text:span></text:p>
          </table:table-cell>
        </table:table-row>
        <table:table-row>
          <table:table-cell table:style-name="a0932e3">
            <text:p><text:span text:style-name="a153cd6">Rot Und BOLD</text:span></text:p>
          </table:table-cell>
          <table:table-cell table:style-name="a180941"/>
          <table:table-cell table:style-name="a009f81"/>
          <table:table-cell table:style-name="a3399cc"/>
          <table:table-cell table:style-name="afa91e4"/>
        </table:table-row>
        <table:table-row>
          <table:table-cell table:style-name="a298a5a"/>
          <table:table-cell table:style-name="afb9a51"/>
          <table:table-cell table:style-name="aa317d9"/>
          <table:table-cell table:style-name="a0cecbe"/>
          <table:table-cell table:style-name="ad7035c"/>
        </table:table-row>
      </table:table>
      <text:p/>
      <text:p><text:span text:style-name="a1cf0cc">Text</text:span></text:p>
      <text:p><text:span text:style-name="a1433df">pfff</text:span></text:p>
      <text:p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0.0pt" style:font-weight-asian="bold"/>
    </style:style>
    <style:style style:family="paragraph" style:name="Header" style:parent-style-name="Standard"/>
    <style:style style:family="paragraph" style:name="Footer" style:parent-style-name="Standard"/>
    <style:style style:family="paragraph" style:name="Index" style:parent-style-name="Standard">
      <style:text-properties style:font-name-complex="FreeSans1" style:font-size-asian="12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1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1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text-properties fo:country="US" fo:font-size="12.0pt" fo:language="en" style:font-size-asian="12.0pt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0</dc:date>
    <meta:editing-cycles>2</meta:editing-cycles>
    <meta:editing-duration>PT0.017S</meta:editing-duration>
  </office:meta>
</office:document-meta>
</file>